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officeooo:paragraph-rsid="001fe2c3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ecklist de software</text:p>
      <text:p text:style-name="P3"/>
      <text:p text:style-name="P3"><text:tab/>A seguir, temos uma lista com as principais ferramentas que vamos utilizar ao longo do curso. É imprescindível que você tenha todas elas instaladas e funcionando corretamente em seu computador para um bom aproveitamento do curso.</text:p>
      <text:p text:style-name="P3"/>
      <text:p text:style-name="P3"><text:tab/><text:span text:style-name="T1">VS Code</text:span></text:p>
      <text:p text:style-name="P3"/>
      <text:p text:style-name="P3"><text:tab/>Escolhemos o VS Code, pois, além de ser gratuito, é open source e possui plugins incríveis que vão te ajudar ao longo do curso.</text:p>
      <text:p text:style-name="P3"/>
      <text:p text:style-name="P3"><text:tab/><text:span text:style-name="T1">Google Chrome</text:span></text:p>
      <text:p text:style-name="P3"/>
      <text:p text:style-name="P3"><text:tab/>É o navegador mais utilizado da web desde 2012 e possui ótimas ferramentas para auxiliar a pessoa desenvolvedora web.</text:p>
      <text:p text:style-name="P3"><text:tab/><text:tab/></text:p>
      <text:p text:style-name="P3"><text:tab/><text:span text:style-name="T1">Zoom</text:span></text:p>
      <text:p text:style-name="P4"><text:tab/></text:p>
      <text:p text:style-name="P4"><text:tab/>É uma das ferramentas de videoconferência mais bem avaliadas do mercado e possui ótima performance e consistência, além de oferecer funções colaborativas que vamos usar ao longo do curso.</text:p>
      <text:p text:style-name="P3"><text:tab/><text:tab/></text:p>
      <text:p text:style-name="P3"><text:tab/><text:span text:style-name="T1">Slack</text:span></text:p>
      <text:p text:style-name="P4"><text:tab/></text:p>
      <text:p text:style-name="P4"><text:tab/>É uma ferramenta poderosa de comunicação assíncrona, que substitui e-mail, mensagem de texto e mensagem instantânea de uma vez. É onde você fará a maior parte das comunicações ao longo do curso.</text:p>
      <text:p text:style-name="P3"/>
      <text:p text:style-name="P1"><text:tab/>Spotify</text:p>
      <text:p text:style-name="P4"><text:tab/></text:p>
      <text:p text:style-name="P4"><text:tab/>Ótima ferramenta para ouvir música, e é gratuita apesar dos anúncios</text:p>
      <text:p text:style-name="P3"/>
      <text:p text:style-name="P3"/>
      <text:p text:style-name="P2">Checklist de Hardware</text:p>
      <text:p text:style-name="P3"/>
      <text:p text:style-name="P3"><text:tab/>Durante o curso, a maioria das atividades que você vai desempenhar serão realizadas no seu próprio computador. Para que isso ocorra de forma eficiente, acreditamos que o computador deverá ter uma configuração de hardware parecida com a especificação abaixo:</text:p>
      <text:p text:style-name="P3"/>
      <text:p text:style-name="P3"><text:tab/><text:span text:style-name="T1">Processador com pelo menos dois cores</text:span></text:p>
      <text:p text:style-name="P1"/>
      <text:p text:style-name="P1"><text:tab/>Pelo menos 4GB de RAM</text:p>
      <text:p text:style-name="P1"/>
      <text:p text:style-name="P1"><text:tab/>Pelo menos 120GB de HD</text:p>
      <text:p text:style-name="P1"/>
      <text:p text:style-name="P1"><text:tab/>Conectividade com rede Wi-Fi</text:p>
      <text:p text:style-name="P1"/>
      <text:p text:style-name="P1"><text:tab/>Conectividade com fones de ouvido e microfone</text:p>
      <text:p text:style-name="P1"/>
      <text:p text:style-name="P1"><text:tab/>Webca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21:19:22.054619361</meta:creation-date>
    <dc:date>2020-08-25T21:22:15.007754021</dc:date>
    <meta:editing-duration>PT2M58S</meta:editing-duration>
    <meta:editing-cycles>1</meta:editing-cycles>
    <meta:document-statistic meta:table-count="0" meta:image-count="0" meta:object-count="0" meta:page-count="1" meta:paragraph-count="25" meta:word-count="231" meta:character-count="1441" meta:non-whitespace-character-count="1205"/>
    <meta:generator>LibreOffice/6.4.5.2$Linux_X86_64 LibreOffice_project/40$Build-2</meta:generator>
  </office:meta>
</office:document-meta>
</file>